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68d" officeooo:paragraph-rsid="001a468d"/>
    </style:style>
    <style:style style:name="P2" style:family="paragraph" style:parent-style-name="Standard">
      <style:text-properties officeooo:rsid="001ad908" officeooo:paragraph-rsid="001ad908"/>
    </style:style>
    <style:style style:name="P3" style:family="paragraph" style:parent-style-name="Standard">
      <style:text-properties officeooo:rsid="001ce68e" officeooo:paragraph-rsid="001ce68e"/>
    </style:style>
    <style:style style:name="P4" style:family="paragraph" style:parent-style-name="Standard">
      <style:text-properties officeooo:rsid="0020648e" officeooo:paragraph-rsid="0020648e"/>
    </style:style>
    <style:style style:name="P5" style:family="paragraph" style:parent-style-name="Standard">
      <style:text-properties fo:font-weight="bold" officeooo:rsid="001a468d" officeooo:paragraph-rsid="001a468d" style:font-weight-asian="bold" style:font-weight-complex="bold"/>
    </style:style>
    <style:style style:name="P6" style:family="paragraph" style:parent-style-name="Standard">
      <style:text-properties fo:font-weight="bold" officeooo:rsid="00270048" officeooo:paragraph-rsid="00270048" style:font-weight-asian="bold" style:font-weight-complex="bold"/>
    </style:style>
    <style:style style:name="P7" style:family="paragraph" style:parent-style-name="Standard">
      <style:text-properties fo:font-weight="bold" officeooo:rsid="002aabf7" officeooo:paragraph-rsid="002aabf7" style:font-weight-asian="bold" style:font-weight-complex="bold"/>
    </style:style>
    <style:style style:name="P8" style:family="paragraph" style:parent-style-name="Standard">
      <style:text-properties officeooo:rsid="002220e2" officeooo:paragraph-rsid="002220e2"/>
    </style:style>
    <style:style style:name="P9" style:family="paragraph" style:parent-style-name="Standard">
      <style:text-properties officeooo:rsid="00228493" officeooo:paragraph-rsid="00228493"/>
    </style:style>
    <style:style style:name="P10" style:family="paragraph" style:parent-style-name="Standard">
      <style:text-properties officeooo:rsid="00228493" officeooo:paragraph-rsid="002c3d1f"/>
    </style:style>
    <style:style style:name="P11" style:family="paragraph" style:parent-style-name="Standard">
      <style:text-properties officeooo:rsid="002357b0" officeooo:paragraph-rsid="002357b0"/>
    </style:style>
    <style:style style:name="P12" style:family="paragraph" style:parent-style-name="Standard">
      <style:text-properties officeooo:rsid="0023f3d2" officeooo:paragraph-rsid="0023f3d2"/>
    </style:style>
    <style:style style:name="P13" style:family="paragraph" style:parent-style-name="Standard">
      <style:text-properties officeooo:rsid="0024e978" officeooo:paragraph-rsid="0024e978"/>
    </style:style>
    <style:style style:name="P14" style:family="paragraph" style:parent-style-name="Standard">
      <style:text-properties officeooo:rsid="0024e978" officeooo:paragraph-rsid="0025ad52"/>
    </style:style>
    <style:style style:name="P15" style:family="paragraph" style:parent-style-name="Standard">
      <style:text-properties officeooo:rsid="00270048" officeooo:paragraph-rsid="00270048"/>
    </style:style>
    <style:style style:name="P16" style:family="paragraph" style:parent-style-name="Standard">
      <style:text-properties style:text-underline-style="none" officeooo:rsid="002aabf7" officeooo:paragraph-rsid="002aabf7"/>
    </style:style>
    <style:style style:name="P17" style:family="paragraph" style:parent-style-name="Standard">
      <style:text-properties style:text-underline-style="none" officeooo:rsid="002b86bf" officeooo:paragraph-rsid="002b86bf"/>
    </style:style>
    <style:style style:name="P18" style:family="paragraph" style:parent-style-name="Standard">
      <style:text-properties style:text-underline-style="none" officeooo:rsid="002c3d1f" officeooo:paragraph-rsid="002c3d1f"/>
    </style:style>
    <style:style style:name="P19" style:family="paragraph" style:parent-style-name="Standard">
      <style:text-properties style:text-underline-style="none" fo:font-weight="bold" officeooo:rsid="002c3d1f" officeooo:paragraph-rsid="002c3d1f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2dc4d1" officeooo:paragraph-rsid="002dc4d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0a672" officeooo:paragraph-rsid="0030a67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0d59a" officeooo:paragraph-rsid="0030d59a" style:font-weight-asian="normal" style:font-weight-complex="normal"/>
    </style:style>
    <style:style style:name="P23" style:family="paragraph" style:parent-style-name="Standard">
      <style:text-properties fo:font-weight="normal" officeooo:rsid="0032f29a" officeooo:paragraph-rsid="0032f29a" style:font-weight-asian="normal" style:font-weight-complex="normal"/>
    </style:style>
    <style:style style:name="P24" style:family="paragraph" style:parent-style-name="Standard">
      <style:text-properties fo:font-weight="normal" officeooo:rsid="0036ef61" officeooo:paragraph-rsid="0036ef61" style:font-weight-asian="normal" style:font-weight-complex="normal"/>
    </style:style>
    <style:style style:name="P25" style:family="paragraph" style:parent-style-name="Standard">
      <style:text-properties fo:font-weight="normal" officeooo:rsid="0037f104" officeooo:paragraph-rsid="0037f104" style:font-weight-asian="normal" style:font-weight-complex="normal"/>
    </style:style>
    <style:style style:name="P26" style:family="paragraph" style:parent-style-name="Standard">
      <style:text-properties fo:font-weight="normal" officeooo:rsid="0038277d" officeooo:paragraph-rsid="0038277d" style:font-weight-asian="normal" style:font-weight-complex="normal"/>
    </style:style>
    <style:style style:name="P27" style:family="paragraph" style:parent-style-name="Standard">
      <style:text-properties fo:font-weight="normal" officeooo:rsid="003a4b87" officeooo:paragraph-rsid="003a4b87" style:font-weight-asian="normal" style:font-weight-complex="normal"/>
    </style:style>
    <style:style style:name="P28" style:family="paragraph" style:parent-style-name="Standard">
      <style:text-properties fo:font-weight="normal" officeooo:rsid="003a6df4" officeooo:paragraph-rsid="003a6df4" style:font-weight-asian="normal" style:font-weight-complex="normal"/>
    </style:style>
    <style:style style:name="P29" style:family="paragraph" style:parent-style-name="Standard">
      <style:text-properties fo:font-weight="normal" officeooo:rsid="003aecd1" officeooo:paragraph-rsid="003aecd1" style:font-weight-asian="normal" style:font-weight-complex="normal"/>
    </style:style>
    <style:style style:name="P30" style:family="paragraph" style:parent-style-name="Standard">
      <style:text-properties fo:font-weight="normal" officeooo:rsid="003b9afa" officeooo:paragraph-rsid="003b9afa" style:font-weight-asian="normal" style:font-weight-complex="normal"/>
    </style:style>
    <style:style style:name="P31" style:family="paragraph" style:parent-style-name="Standard">
      <style:text-properties fo:font-weight="normal" officeooo:rsid="003c4c0c" officeooo:paragraph-rsid="003c4c0c" style:font-weight-asian="normal" style:font-weight-complex="normal"/>
    </style:style>
    <style:style style:name="P32" style:family="paragraph" style:parent-style-name="Standard">
      <style:text-properties fo:font-weight="normal" officeooo:rsid="003e151c" officeooo:paragraph-rsid="003e151c" style:font-weight-asian="normal" style:font-weight-complex="normal"/>
    </style:style>
    <style:style style:name="P33" style:family="paragraph" style:parent-style-name="Standard">
      <style:text-properties fo:font-weight="normal" officeooo:rsid="003f81d9" officeooo:paragraph-rsid="003f81d9" style:font-weight-asian="normal" style:font-weight-complex="normal"/>
    </style:style>
    <style:style style:name="P34" style:family="paragraph" style:parent-style-name="Standard">
      <style:text-properties fo:font-weight="normal" officeooo:rsid="003ffbfe" officeooo:paragraph-rsid="003ffbfe" style:font-weight-asian="normal" style:font-weight-complex="normal"/>
    </style:style>
    <style:style style:name="P35" style:family="paragraph" style:parent-style-name="Standard">
      <style:text-properties fo:font-weight="normal" officeooo:rsid="00430a2b" officeooo:paragraph-rsid="00430a2b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weight="normal" officeooo:rsid="003a6df4" officeooo:paragraph-rsid="003a6df4" style:font-weight-asian="normal" style:font-weight-complex="normal"/>
    </style:style>
    <style:style style:name="P37" style:family="paragraph" style:parent-style-name="Standard">
      <style:text-properties fo:font-weight="normal" officeooo:rsid="0023f3d2" officeooo:paragraph-rsid="0023f3d2" style:font-weight-asian="normal" style:font-weight-complex="normal"/>
    </style:style>
    <style:style style:name="P38" style:family="paragraph" style:parent-style-name="Standard">
      <style:text-properties fo:font-weight="normal" officeooo:rsid="0044b5ce" officeooo:paragraph-rsid="0044b5ce" style:font-weight-asian="normal" style:font-weight-complex="normal"/>
    </style:style>
    <style:style style:name="P39" style:family="paragraph" style:parent-style-name="Standard">
      <style:text-properties fo:font-weight="normal" officeooo:rsid="0046c063" officeooo:paragraph-rsid="0046c063" style:font-weight-asian="normal" style:font-weight-complex="normal"/>
    </style:style>
    <style:style style:name="P40" style:family="paragraph" style:parent-style-name="Standard">
      <style:text-properties fo:font-weight="normal" officeooo:rsid="004725ca" officeooo:paragraph-rsid="004725ca" style:font-weight-asian="normal" style:font-weight-complex="normal"/>
    </style:style>
    <style:style style:name="P41" style:family="paragraph" style:parent-style-name="Standard">
      <style:text-properties fo:font-weight="normal" officeooo:rsid="0047bb2f" officeooo:paragraph-rsid="0047bb2f" style:font-weight-asian="normal" style:font-weight-complex="normal"/>
    </style:style>
    <style:style style:name="P42" style:family="paragraph" style:parent-style-name="Standard">
      <style:text-properties fo:font-weight="normal" officeooo:rsid="00493ffa" officeooo:paragraph-rsid="00493ffa" style:font-weight-asian="normal" style:font-weight-complex="normal"/>
    </style:style>
    <style:style style:name="P43" style:family="paragraph" style:parent-style-name="Standard">
      <style:text-properties fo:font-weight="normal" officeooo:rsid="004af68b" officeooo:paragraph-rsid="004af68b" style:font-weight-asian="normal" style:font-weight-complex="normal"/>
    </style:style>
    <style:style style:name="T1" style:family="text">
      <style:text-properties officeooo:rsid="001b32de"/>
    </style:style>
    <style:style style:name="T2" style:family="text">
      <style:text-properties officeooo:rsid="001eaa2e"/>
    </style:style>
    <style:style style:name="T3" style:family="text">
      <style:text-properties officeooo:rsid="0025ad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d52" style:font-weight-asian="bold" style:font-weight-complex="bold"/>
    </style:style>
    <style:style style:name="T6" style:family="text">
      <style:text-properties fo:font-weight="bold" officeooo:rsid="002c3d1f" style:font-weight-asian="bold" style:font-weight-complex="bold"/>
    </style:style>
    <style:style style:name="T7" style:family="text">
      <style:text-properties officeooo:rsid="002d3123"/>
    </style:style>
    <style:style style:name="T8" style:family="text">
      <style:text-properties officeooo:rsid="002ef1b4"/>
    </style:style>
    <style:style style:name="T9" style:family="text">
      <style:text-properties officeooo:rsid="00312512"/>
    </style:style>
    <style:style style:name="T10" style:family="text">
      <style:text-properties officeooo:rsid="00319bcd"/>
    </style:style>
    <style:style style:name="T11" style:family="text">
      <style:text-properties officeooo:rsid="00365020"/>
    </style:style>
    <style:style style:name="T12" style:family="text">
      <style:text-properties officeooo:rsid="0038e6ab"/>
    </style:style>
    <style:style style:name="T13" style:family="text">
      <style:text-properties officeooo:rsid="003e27ee"/>
    </style:style>
    <style:style style:name="T14" style:family="text">
      <style:text-properties officeooo:rsid="003ffbfe"/>
    </style:style>
    <style:style style:name="T15" style:family="text">
      <style:text-properties officeooo:rsid="00402e62"/>
    </style:style>
    <style:style style:name="T16" style:family="text">
      <style:text-properties officeooo:rsid="0043b6c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451801"/>
    </style:style>
    <style:style style:name="T19" style:family="text">
      <style:text-properties officeooo:rsid="0047bb2f"/>
    </style:style>
    <style:style style:name="T20" style:family="text">
      <style:text-properties officeooo:rsid="00493f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ircular queue:</text:p>
      <text:p text:style-name="P1"/>
      <text:p text:style-name="P2">circular queue is linear data structure in which the operation are performed based on FIFO (First in first out) <text:span text:style-name="T1">principle and last position is connected back to the first position to make a circle. It is also called ring buffer.</text:span></text:p>
      <text:p text:style-name="P2"/>
      <text:p text:style-name="P3"><text:span text:style-name="T2">In </text:span>Queue , <text:span text:style-name="T2">all operations are performed </text:span><text:s/>based on FIFO. </text:p>
      <text:p text:style-name="P3">There are two things in queue implementation.</text:p>
      <text:p text:style-name="P3">1. front (for dequeue)</text:p>
      <text:p text:style-name="P3">2. rear <text:s/>(for enqueue)</text:p>
      <text:p text:style-name="P3"/>
      <text:p text:style-name="P4">In a normal queue we can insert element untill queue becomes full.</text:p>
      <text:p text:style-name="P4">But once queue becomes full , we cannot insert the next element if there is space in front of queue.</text:p>
      <text:p text:style-name="P4"/>
      <text:p text:style-name="P8">Operation on circular queue:</text:p>
      <text:p text:style-name="P8"/>
      <text:p text:style-name="P9">front: get the front item of queue</text:p>
      <text:p text:style-name="P9">rear: get the last item from queue</text:p>
      <text:p text:style-name="P9"/>
      <text:p text:style-name="P10"><text:span text:style-name="T6">E</text:span><text:span text:style-name="T4">nqueue:</text:span></text:p>
      <text:p text:style-name="P10">This function is used to insert an element into the circular queue.</text:p>
      <text:p text:style-name="P9">In circular queue new element is inserted at rear position.</text:p>
      <text:p text:style-name="P9"/>
      <text:p text:style-name="P11"><text:span text:style-name="T4">Steps1:</text:span> check wether queue is full - </text:p>
      <text:p text:style-name="P12">((rear == SIZE-1 &amp;&amp; front ==0 ) || (rear ==front-1))</text:p>
      <text:p text:style-name="P13"/>
      <text:p text:style-name="P14"><text:span text:style-name="T5">Steps2:</text:span><text:span text:style-name="T3"> I</text:span>f it is full then display it is full.</text:p>
      <text:p text:style-name="P15">If queue is not full then,check </text:p>
      <text:p text:style-name="P15">if(rear==SIZE -1 &amp;&amp; front !=0)</text:p>
      <text:p text:style-name="P15">if it is true then set rear=0 and insert element .</text:p>
      <text:p text:style-name="P6"/>
      <text:p text:style-name="P7">DeQueue:</text:p>
      <text:p text:style-name="P16">This function is used to delete an element from the circular queue.</text:p>
      <text:p text:style-name="P17">In a circular queue, the element is always deleted from front position.</text:p>
      <text:p text:style-name="P18"/>
      <text:p text:style-name="P19"><text:span text:style-name="T7">S</text:span>teps1:</text:p>
      <text:p text:style-name="P20"><text:span text:style-name="T9">1. </text:span>check wether queue is empty <text:span text:style-name="T8">means check (front==-1)</text:span></text:p>
      <text:p text:style-name="P21"><text:span text:style-name="T10">2. I</text:span>f it is empty then display Queue is empty.</text:p>
      <text:p text:style-name="P22">If queue is not empty </text:p>
      <text:p text:style-name="P23">3.<text:span text:style-name="T11">Check if (front==rear) if it is true then set front=rear=-1 else check if (front==size-1), if it is true then set front=0 and return the element.</text:span></text:p>
      <text:p text:style-name="P23"/>
      <text:p text:style-name="P24">#include &lt;stdC++.h&gt;</text:p>
      <text:p text:style-name="P25">using namespace std;</text:p>
      <text:p text:style-name="P26">struct Queue</text:p>
      <text:p text:style-name="P26">{</text:p>
      <text:p text:style-name="P26">//initialize front and rear</text:p>
      <text:p text:style-name="P26">int rear,front;</text:p>
      <text:p text:style-name="P26">//<text:span text:style-name="T12">circular queue</text:span></text:p>
      <text:p text:style-name="P27">int size;</text:p>
      <text:p text:style-name="P27">int *arr;</text:p>
      <text:p text:style-name="P36">Queue(int s)</text:p>
      <text:p text:style-name="P28">{</text:p>
      <text:p text:style-name="P28">front=rear=-1;</text:p>
      <text:p text:style-name="P28">size=s;</text:p>
      <text:p text:style-name="P29">arr=new int [s];</text:p>
      <text:p text:style-name="P29">}</text:p>
      <text:p text:style-name="P30">void enqueue(int value)</text:p>
      <text:p text:style-name="P30">int deQueue();</text:p>
      <text:p text:style-name="P31">void displayQueue();</text:p>
      <text:p text:style-name="P32">};</text:p>
      <text:p text:style-name="P32"/>
      <text:p text:style-name="P32">//<text:span text:style-name="T13">function to create circular queue</text:span></text:p>
      <text:p text:style-name="P33">void Queue::enQueue<text:span text:style-name="T14">(int value)</text:span></text:p>
      <text:p text:style-name="P34">{</text:p>
      <text:p text:style-name="P34">if ((front==0 <text:span text:style-name="T15">&amp;&amp; rear ==size-1) || ( rear ==(front-1)%(size-1))</text:span></text:p>
      <text:p text:style-name="P35">{</text:p>
      <text:p text:style-name="P35">printf (“\nQueue is full”);</text:p>
      <text:p text:style-name="P35">return ;</text:p>
      <text:p text:style-name="P35">}</text:p>
      <text:p text:style-name="P35">else if (front==-1) /* insert first element</text:p>
      <text:p text:style-name="P35">{</text:p>
      <text:p text:style-name="P35">front=rear = 0;</text:p>
      <text:p text:style-name="P35">arr[rear]=value;</text:p>
      <text:p text:style-name="P35">}</text:p>
      <text:p text:style-name="P37"><text:s/><text:span text:style-name="T16">else</text:span></text:p>
      <text:p text:style-name="P38">{</text:p>
      <text:p text:style-name="P38">rear++;</text:p>
      <text:p text:style-name="P38">arr[rear]=value;</text:p>
      <text:p text:style-name="P38">}</text:p>
      <text:p text:style-name="P38">}</text:p>
      <text:p text:style-name="P38">//<text:span text:style-name="T18">function to delete element from circular queue</text:span></text:p>
      <text:p text:style-name="P38"/>
      <text:p text:style-name="P39">int Queue::dequeue()</text:p>
      <text:p text:style-name="P39">{</text:p>
      <text:p text:style-name="P39">if (front ==-1)</text:p>
      <text:p text:style-name="P40">{</text:p>
      <text:p text:style-name="P40">printf (“\nQueue is empty “);</text:p>
      <text:p text:style-name="P40">retu<text:span text:style-name="T19">r</text:span>n INT_MIN;</text:p>
      <text:p text:style-name="P40">}</text:p>
      <text:p text:style-name="P41">int data =arr[<text:span text:style-name="T20">front];</text:span></text:p>
      <text:p text:style-name="P42">arr[front]=-1;</text:p>
      <text:p text:style-name="P42">if (front==rear)</text:p>
      <text:p text:style-name="P43">{</text:p>
      <text:p text:style-name="P43">front=-1;</text:p>
      <text:p text:style-name="P43">rear=-1;</text:p>
      <text:p text:style-name="P43">}</text:p>
      <text:p text:style-name="P43">else if (front ==size-1)</text:p>
      <text:p text:style-name="P43">front=0;</text:p>
      <text:p text:style-name="P43">else </text:p>
      <text:p text:style-name="P43">front++;</text:p>
      <text:p text:style-name="P43">return data;</text:p>
      <text:p text:style-name="P4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8:11:40.607307034</meta:creation-date>
    <meta:generator>LibreOffice/5.1.6.2$Linux_X86_64 LibreOffice_project/10m0$Build-2</meta:generator>
    <dc:date>2018-08-02T09:26:48.788291184</dc:date>
    <meta:editing-duration>PT1H14M24S</meta:editing-duration>
    <meta:editing-cycles>55</meta:editing-cycles>
    <meta:document-statistic meta:table-count="0" meta:image-count="0" meta:object-count="0" meta:page-count="2" meta:paragraph-count="87" meta:word-count="388" meta:character-count="2222" meta:non-whitespace-character-count="1913"/>
  </office:meta>
</office:document-meta>
</file>